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Text_20_body"><text:tab/>Multiple Sequence Alignment(MSA) is a common problem in bioinformatics[2], it involves lining up sequences which represent <text:s/>genes or proteins. Properly aligned sequences allow the similarities and differences of sequences to be seen[3]. They can show characteristic motifs[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which may be functionality related[15]. Another use is the re-construction of Phylogenetic Trees[17] which is a diagram showing the evolutionary relationships between organisms[15]. All that information using the idea of homology can help to provide information about the functionality of genes and proteins in newly sequenced organisms[1].</text:p>
      <text:p text:style-name="Text_20_body"><text:tab/>Multiple sequence alignments have a very large search space, there is a very large number of possible ways one could arrange[19] the sequences until the mathematically best alignment is found. This would take a very long time[18] and because of the large amount of computational resources required it is not desirable[4]. Many heuristics have been developed which sacrifice finding the optimal alignment[18] for finding a good alignment quickly[4]. In this paper I will examine and implement the use of a genetic algorithm to solve this problem.</text:p>
      <text:h text:style-name="Heading_20_2" text:outline-level="2">Genetic Algorithm</text:h>
      <text:p text:style-name="Text_20_body"><text:tab/>For this project I implement a Genetic Algorithm which can quickly search the entire problem space, finding and refining good solutions for the sequence alignments. </text:p>
      <text:p text:style-name="Text_20_body"><text:tab/>Genetic algorithms work by imitating the evolutionary process of mutation and crossover. A population of candidate solutions is randomly generated over the course of many generations. The fittest solutions present in each generation are used during crossover to create the next generation[20] and mutations may be applied in a random manner to some of the candidate solutions.</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phenotype, fitness function, crossover operator, and mutation operator[20]. </text:p>
      <text:p text:style-name="Text_20_body"><text:tab/>The genotype, representing the candidate solutions in this case is a string representing each sequence[2] and all sequences are printed on a line <text:soft-page-break/>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deleting gaps that complete column is created in parent2. Note the final operator only creates one offspring</text:p>
      <text:p text:style-name="Text_20_body"><text:s/>The mutations that this program uses randomly insert gaps, merge gaps and delete gaps in the hope of improving the alignments. The crossover algorithms take two parent alignments and split and merge them to produce two new alignments which may be a better solution for the problem.</text:p>
      <text:h text:style-name="Heading_20_2" text:outline-level="2">Multi-objective Optimisation</text:h>
      <text:p text:style-name="Text_20_body"><text:tab/>Multi-objective optimisation is used to select a number of solutions which are good solutions for each of the objectives used to determine the strength of a solution. The measures used to determine the strength of a solution are Identity which counts the number of fully aligned columns, where the same protein is in the same position in each ROW. Sum of pairs where the PAM350 scoring matrix is used to determine the biological relevance of an alignment[6].</text:p>
      <text:p text:style-name="Text_20_body"><text:tab/>This kind of scoring matrix first developed by Dayhoff et. al . In 1972[6], uses knowledge of protein point mutation to work out the <text:soft-page-break/>statistical likelihood of on protein evolving into another over generations.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ROWS for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ROW.</text:p>
      <text:p text:style-name="Text_20_body"><text:tab/>The genetic algorithm first generates a number of alignments then crossover and mutations are preformed on the population. Every SOMENUMBER of generations the top 40% of individuals are kept and a tournament is preformed on the remaining 60% to choose which to keep. Multi-objective optimisation is used to get a Pareto front[8].</text:p>
      <text:p text:style-name="Text_20_body"><text:tab/>The pareto front is selecting a set of solutions which dominate the other solutions on one of the objectives sum of pairs and identity in this application. Some solutions will be very good in one objective and bad in the other and vice versa. The pareto front provides a selection of solutions which are the best in one of the objectives or in the middle of both GETDIARIGAME.</text:p>
      <text:h text:style-name="Heading_20_2" text:outline-level="2">Other Methods</text:h>
      <text:p text:style-name="Text_20_body"/>
      <text:p text:style-name="Text_20_body"><text:tab/>There have been many different algorithms developed for multiple sequence alignments. The most successful of these use a progressive or iterative approach[9]. Progressive algorithms work by aligning the closest two sequences and progressively adding more sequences. Some programs which implement this method are CLUSTAL W[10] and MULTAL[11]. The disadvantage of progressive algorithms is they can get stuck at a 'local minimum' because of the greedy nature of aligning the most similar sequences first, then being unable to change them[12] prevent newly added sequences being properly aligned[9]. Iterative methods start with a complete alignment and try to improve it each iteration[9]. Statistical methods such as hidden Markov models have also been introduced to improve alignments during the iterations[13]. Algorithms such as the popular T-COFFEE[14] use a progressive approach but creates a library of alignment information before the main alignment takes place this helps to guide the alignment and prevents the greedy nature of progressive algorithms interfering with the alignment.</text:p>
      <text:h text:style-name="Heading_20_2" text:outline-level="2"><text:soft-page-break/>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h text:style-name="Heading_20_2" text:outline-level="2"/>
      <text:h text:style-name="Heading_20_2" text:outline-level="2">Bioinformatics</text:h>
      <text:p text:style-name="Text_20_body"/>
      <text:h text:style-name="Heading_20_2" text:outline-level="2">Multiple Sequence Alignment</text:h>
      <text:p text:style-name="Text_20_body"/>
      <text:h text:style-name="Heading_20_2" text:outline-level="2">Genetic Algorithms</text:h>
      <text:p text:style-name="Text_20_body"/>
      <text:h text:style-name="Heading_20_2" text:outline-level="2">Multi-objective optimis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19T19:39:46</dc:date>
    <dc:creator>David Morrisroe</dc:creator>
    <meta:editing-duration>PT14H4M9S</meta:editing-duration>
    <meta:editing-cycles>9</meta:editing-cycles>
    <meta:generator>OpenOffice/4.0.1$Linux OpenOffice.org_project/401m5$Build-9714</meta:generator>
    <meta:document-statistic meta:table-count="0" meta:image-count="0" meta:object-count="0" meta:page-count="4" meta:paragraph-count="29" meta:word-count="1282" meta:character-count="8154"/>
  </office:meta>
</office:document-meta>
</file>